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14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1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321875cm"/>
    </style:style>
    <style:style style:name="co6" style:family="table-column">
      <style:table-column-properties fo:break-before="auto" style:column-width="1.04510416666667cm"/>
    </style:style>
    <style:style style:name="co7" style:family="table-column">
      <style:table-column-properties fo:break-before="auto" style:column-width="9.6969791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7.7390625cm" style:use-optimal-column-width="true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83.35pt" style:use-optimal-row-height="false" fo:break-before="auto"/>
    </style:style>
    <style:style style:name="ro3" style:family="table-row">
      <style:table-row-properties style:row-height="16.45pt" style:use-optimal-row-height="fals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22.25pt" style:use-optimal-row-height="false" fo:break-before="auto"/>
    </style:style>
    <style:style style:name="ro7" style:family="table-row">
      <style:table-row-properties style:row-height="121.5pt" style:use-optimal-row-height="true" fo:break-before="auto"/>
    </style:style>
    <style:style style:name="ro8" style:family="table-row">
      <style:table-row-properties style:row-height="27pt" style:use-optimal-row-height="true" fo:break-before="auto"/>
    </style:style>
    <style:style style:name="ro9" style:family="table-row">
      <style:table-row-properties style:row-height="40.5pt" style:use-optimal-row-height="true" fo:break-before="auto"/>
    </style:style>
    <style:style style:name="ro10" style:family="table-row">
      <style:table-row-properties style:row-height="67.5pt" style:use-optimal-row-height="true" fo:break-before="auto"/>
    </style:style>
    <style:style style:name="ro11" style:family="table-row">
      <style:table-row-properties style:row-height="54pt" style:use-optimal-row-height="true" fo:break-before="auto"/>
    </style:style>
    <style:style style:name="ro12" style:family="table-row">
      <style:table-row-properties style:row-height="22.15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ject_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3"/>
          <table:table-cell office:value-type="string" table:number-columns-spanned="6" table:number-rows-spanned="1" table:style-name="ce14">
            <text:p>This is based on the Version 4 Blackjack Project</text:p>
          </table:table-cell>
          <table:covered-table-cell table:number-columns-repeated="5"/>
          <table:table-cell table:number-columns-repeated="16377" table:style-name="ce3"/>
        </table:table-row>
        <table:table-row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7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10">
            <text:p>48-51, 55-60, 67, 74-81, 86, 109, 110, 118, 121, 125, 126, 135, 144, 146, 150, 152, 159-160, 169, 170, 178, 179, 186 187, 190, 191, 199, 202, 203, 206, 214, 217, 22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0">
            <text:p>9, 10, 11, 12, 13, 14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10">
            <text:p>30-40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10">
            <text:p>44, 53, 69, 82, 212, 220,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10">
            <text:p>30-34, 100,101,<text:s/>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10">
            <text:p>38, 39, 4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2" table:style-name="ce10">
            <text:p>4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36" table:style-name="ce10">
            <text:p>3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44" table:style-name="ce10">
            <text:p>4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10">
            <text:p>30-40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10">
            <text:p>123, 134, 143, 158, 177, 18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1">
            <text:p>v (in write up file)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0" table:style-name="ce10">
            <text:p>20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10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10">
            <text:p>61, 87, 119, 151, 21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10">
            <text:p>123, 134, 143, 158, 177, 18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27" table:style-name="ce10">
            <text:p>2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0">
            <text:p>48, 49, 50, 51, 109, 12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2" table:style-name="ce10">
            <text:p>4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23" table:style-name="ce10">
            <text:p>12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9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10">
            <text:p>64, 149, 168, 163, 182, 189, 197, 198, 20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10">
            <text:p>107, 163, 168, 189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0">
            <text:p>88, 120, 15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0">
            <text:p>182-19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0">
            <text:p>198-2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9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10">
            <text:p>64, 69, 88, 107, 117, 149, 155, 173, 19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10">
            <text:p>120-12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10">
            <text:p>64-6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10">
            <text:p>72-22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10">
            <text:p>104, 105, 131, 14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10">
            <text:p>149-2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10">
            <text:p>53-6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10">
            <text:p>104-110, 131-135, 140-14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0">
            <text:p>91-94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0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  <table:table table:name="Project_1_(Update!)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3"/>
          <table:table-cell office:value-type="string" table:number-columns-spanned="6" table:number-rows-spanned="1" table:style-name="ce14">
            <text:p>This is based on the Version 8 Blackjack Project</text:p>
          </table:table-cell>
          <table:covered-table-cell table:number-columns-repeated="5"/>
          <table:table-cell table:number-columns-repeated="16377" table:style-name="ce3"/>
        </table:table-row>
        <table:table-row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7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10">
            <text:p>58, 61, 69, 70, 89-92, 102, 106, 111, 125-127, 130, 132, 134, 147-150, 152, 154, 159, 194-197, 231, 255-256, 264, 269, 274-275, 283, 285, 295, 299, 301, 308, 31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5">
            <text:p>9,10,11,12,13,14,15,16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9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10">
            <text:p>51-52, 97-98, 120, 140, 179, 204-218, 246-247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10">
            <text:p>44, 53, 69, 82, 212, 220,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9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10">
            <text:p>52-54, 98, 140, 204-208, 238, 246-247,320, 321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10">
            <text:p>38, 39, 4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0">
            <text:p>51, 12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210" table:style-name="ce10">
            <text:p>210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10">
            <text:p>97, 216, 32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10">
            <text:p>51-54, 97-98, 140, 204-216, 399,426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0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10">
            <text:p>180, 181, 182, 185, 186, 226-227, 246-247, 280-281, 284, 293, 311, 333, 334, 343,344, 40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1">
            <text:p>v (in write up file)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2" table:style-name="ce10">
            <text:p>22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10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10">
            <text:p>59, 62, 141, 232, 265, 300, 381, 42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271" table:style-name="ce10">
            <text:p>27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10">
            <text:p>44, 43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0">
            <text:p>255, 27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0">
            <text:p>51, 12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6" table:style-name="ce10">
            <text:p>1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0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10">
            <text:p>100, 103, 110, 142, 158, 171, 234, 263, 298, 304, 330, 341, 357, 361, 351, 383, 38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10">
            <text:p>315, 357, 374, 401, 40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0">
            <text:p>268-270, 324-32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0">
            <text:p>357-35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0">
            <text:p>357-36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10">
            <text:p>451, 405, 385, 383, 361, 357, 351, 341, 330, 304, 298, 268, 26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10">
            <text:p>234-26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10">
            <text:p>234, 263, 268, 298, 304, 415, 3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10">
            <text:p>73-84, 193-19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10">
            <text:p>389, 398, 40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10">
            <text:p>100-11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10">
            <text:p>73-8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10">
            <text:p>129-134, 170-172, 180-18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0">
            <text:p>237-240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0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  <table:table table:name="Project_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9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12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10">
            <text:p>25-39, 87, 95, 118, 138, 145, 157, 165, 169, 178, 192, 202, 397, 414, 445, 45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1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string" table:style-name="ce10">
            <text:p>26, 28, 32-39, 95, 138, 157, 165, 169, 178, 192, 397, 445, 45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string" table:style-name="ce10">
            <text:p>142, 165, 394, 442, 45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office:value-type="string" table:style-name="ce10">
            <text:p>160, 162, 172, 17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10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office:value-type="float" office:value="218" table:style-name="ce12">
            <text:p>21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office:value-type="string" table:style-name="ce10">
            <text:p>108, 13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office:value-type="string" table:style-name="ce10">
            <text:p>74, 9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office:value-type="string" table:style-name="ce10">
            <text:p>34, 35, 157, 165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office:value-type="string" table:style-name="ce10">
            <text:p>445-44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2">
          <table:table-cell/>
          <table:table-cell table:style-name="ce8"/>
          <table:table-cell office:value-type="string" table:style-name="ce8">
            <text:p>1 to 6</text:p>
          </table:table-cell>
          <table:table-cell office:value-type="string" table:style-name="ce9">
            <text:p>Single Dimensioned Arrays</text:p>
          </table:table-cell>
          <table:table-cell office:value-type="string" table:style-name="ce10">
            <text:p>51, 5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string" table:style-name="ce13">
            <text:p>51-71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office:value-type="string" table:style-name="ce10">
            <text:p>34-37, 39, 157, 165, 169, 178, 192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office:value-type="string" table:style-name="ce10">
            <text:p>120, 134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mulate style in book/ in class repository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office:value-type="string" table:style-name="ce10">
            <text:p>51, 178, 228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13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office:value-type="string" table:style-name="ce10">
            <text:p>38, 39, 169, 397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12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office:value-type="string" table:style-name="ce10">
            <text:p>36, 178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office:value-type="string" table:style-name="ce10">
            <text:p>178-19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office:value-type="string" table:style-name="ce10">
            <text:p>397-41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12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office:value-type="string" table:style-name="ce10">
            <text:p>169-17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70" table:formula="of:=SUM([.F9:.F34])" table:style-name="ce8">
            <text:p>70</text:p>
          </table:table-cell>
          <table:table-cell office:value-type="string" table:style-name="ce9">
            <text:p>Other 30 points from Proj 1 first sheet tab</text:p>
          </table:table-cell>
          <table:table-cell table:number-columns-repeated="16377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number-columns-repeated="2" table:style-name="ce2"/>
          <table:table-cell office:value-type="string" table:style-name="ce1">
            <text:p>The first sheet of the excel (Project_1) is made according to the last version of Project 1, which is Version 4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number-rows-repeated="104853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RCC RCCD</meta:initial-creator>
    <dc:creator>Aurelisa Juan</dc:creator>
    <meta:creation-date>2017-01-25T10:21:36Z</meta:creation-date>
    <dc:date>2023-06-09T06:44:34Z</dc:date>
    <meta:editing-cycles>12</meta:editing-cycles>
    <meta:editing-duration>PT3915S</meta:editing-duration>
  </office:meta>
</office:document-meta>
</file>